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rsid="001c6190" officeooo:paragraph-rsid="001c6190"/>
    </style:style>
    <style:style style:name="P2" style:family="paragraph" style:parent-style-name="Standard">
      <style:text-properties officeooo:rsid="001df4c4" officeooo:paragraph-rsid="001df4c4"/>
    </style:style>
    <style:style style:name="P3" style:family="paragraph" style:parent-style-name="Standard">
      <style:text-properties officeooo:rsid="001df4c4" officeooo:paragraph-rsid="001df4c4"/>
    </style:style>
    <style:style style:name="P4" style:family="paragraph" style:parent-style-name="Standard">
      <style:text-properties officeooo:rsid="001ecde3" officeooo:paragraph-rsid="001ecde3"/>
    </style:style>
    <style:style style:name="P5" style:family="paragraph" style:parent-style-name="Standard">
      <style:text-properties officeooo:rsid="001ecde3" officeooo:paragraph-rsid="00232c9d"/>
    </style:style>
    <style:style style:name="P6" style:family="paragraph" style:parent-style-name="Standard">
      <style:text-properties officeooo:rsid="001c6190" officeooo:paragraph-rsid="001c6190"/>
    </style:style>
    <style:style style:name="P7" style:family="paragraph" style:parent-style-name="Standard">
      <style:text-properties officeooo:rsid="002171b8" officeooo:paragraph-rsid="002171b8"/>
    </style:style>
    <style:style style:name="P8" style:family="paragraph" style:parent-style-name="Standard">
      <style:text-properties officeooo:rsid="0023ec78" officeooo:paragraph-rsid="0023ec78"/>
    </style:style>
    <style:style style:name="T1" style:family="text">
      <style:text-properties officeooo:rsid="00204a4d"/>
    </style:style>
    <style:style style:name="T2" style:family="text">
      <style:text-properties officeooo:rsid="00232c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日本語テスト解析ツール</text:p>
      <text:p text:style-name="P1"/>
      <text:p text:style-name="P7">前提条件</text:p>
      <text:p text:style-name="P7">ローカルマシンで実行できるツールに限って検討する。</text:p>
      <text:p text:style-name="P7">ウェブサービスには、機密書類を使用できないため。</text:p>
      <text:p text:style-name="P1"/>
      <text:p text:style-name="P2">Reference:日本語の文章を単語に分割する（分かち書きをする）</text:p>
      <text:p text:style-name="P2"><text:a xlink:type="simple" xlink:href="http://wiki.dobon.net/index.php?.NET%A5ץ%ED%A5%B0%A5%E9%A5ߥ󥰸%A6%B5%E6%2F98" text:style-name="Internet_20_link" text:visited-style-name="Visited_20_Internet_20_Link">http://wiki.dobon.net/index.php?.NET%A5%D7%A5%ED%A5%B0%A5%E9%A5%DF%A5%F3%A5%B0%B8%A6%B5%E6%2F98</text:a></text:p>
      <text:p text:style-name="P2"/>
      <text:p text:style-name="P4">TinySegmenterPHP（分かち書き）</text:p>
      <text:p text:style-name="P4">使いにならない</text:p>
      <text:p text:style-name="P4"/>
      <text:p text:style-name="P5">MeCab（<text:span text:style-name="T2">形態素解析ツール</text:span>）</text:p>
      <text:p text:style-name="P4"/>
      <text:h text:style-name="Heading_20_2" text:outline-level="2">TinySegment<text:span text:style-name="T1">e</text:span>rと<text:span text:style-name="T1">MeCabの比較</text:span></text:h>
      <text:p text:style-name="P4">分かち書き結果はほぼ同じ。<text:span text:style-name="T1">TinySegmenterは言葉だけだし、MeCabは発音、単語種類等の情報を出す（それを利用して色々なテキスト処理ができる）。</text:span></text:p>
      <text:p text:style-name="P8">言葉だけ欲しい場合、TinySegmenterを使用する。</text:p>
      <text:p text:style-name="P8">読み方が欲しい場合、MeCabを使用する。</text:p>
      <text:p text:style-name="P8"/>
      <text:p text:style-name="P1">KyTea</text:p>
      <text:p text:style-name="P2"><text:a xlink:type="simple" xlink:href="http://www.phontron.com/kytea/index-ja.html" text:style-name="Internet_20_link" text:visited-style-name="Visited_20_Internet_20_Link">http://www.phontron.com/kytea/index-ja.html</text:a></text:p>
      <text:p text:style-name="P2"/>
      <text:p text:style-name="P2">茶碗</text:p>
      <text:p text:style-name="P2"><text:a xlink:type="simple" xlink:href="http://www.vector.co.jp/soft/win95/util/se139484.html" text:style-name="Internet_20_link" text:visited-style-name="Visited_20_Internet_20_Link">http://www.vector.co.jp/soft/win95/util/se139484.html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ＭＳ Ｐ明朝" style:font-family-asian="'ＭＳ Ｐ明朝'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5:33:18.640000000</meta:creation-date>
    <dc:date>2016-05-27T16:45:54.535000000</dc:date>
    <meta:editing-duration>PT53M41S</meta:editing-duration>
    <meta:editing-cycles>9</meta:editing-cycles>
    <meta:generator>LibreOffice/5.1.3.2$Windows_x86 LibreOffice_project/644e4637d1d8544fd9f56425bd6cec110e49301b</meta:generator>
    <meta:document-statistic meta:table-count="0" meta:image-count="0" meta:object-count="0" meta:page-count="1" meta:paragraph-count="17" meta:word-count="222" meta:character-count="490" meta:non-whitespace-character-count="490"/>
  </office:meta>
</office:document-meta>
</file>